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.508cm" fo:margin-right="0cm" fo:margin-top="0cm" fo:margin-bottom="0cm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27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41cm" fo:margin-bottom="0.106cm" fo:text-align="start" fo:text-indent="0cm" style:punctuation-wrap="hanging" style:writing-mode="lr-tb"/>
      <style:text-properties fo:hyphenate="false"/>
    </style:style>
    <style:style style:name="P8" style:family="paragraph">
      <style:text-properties style:font-size-asian="20pt"/>
    </style:style>
    <style:style style:name="T1" style:family="text">
      <style:text-properties style:text-line-through-style="none" fo:font-family="'Trebuchet MS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3" style:family="text">
      <style:text-properties fo:color="#404040" style:text-line-through-style="none" fo:font-family="'Trebuchet MS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404040" style:text-line-through-style="none" fo:font-family="Wingding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color="#404040" style:text-line-through-style="none" fo:font-family="'Trebuchet MS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404040" style:text-line-through-style="none" fo:font-family="Wingding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color="#404040" style:text-line-through-style="none" fo:font-family="'Trebuchet MS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404040" style:text-line-through-style="none" fo:font-family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3333" style:text-line-through-style="none" fo:font-family="'Trebuchet MS'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name="副標題 2" presentation:style-name="pr1" draw:text-style-name="P2" draw:layer="layout" svg:width="16.698cm" svg:height="4.885cm" draw:transform="rotate (0.0012217304763958) translate (4.096cm 12.535cm)" presentation:class="subtitle" presentation:user-transformed="true">
          <draw:text-box>
            <text:list text:style-name="L1">
              <text:list-item>
                <text:p text:style-name="P1"><text:span text:style-name="T1">在 </text:span><text:span text:style-name="T1">python </text:span><text:span text:style-name="T1">中，</text:span><text:span text:style-name="T1"><text:line-break/></text:span><text:span text:style-name="T1">可變物件扮演極重要的角色</text:span></text:p>
              </text:list-item>
            </text:list>
          </draw:text-box>
        </draw:frame>
        <draw:frame draw:name="標題 1" presentation:style-name="pr2" draw:text-style-name="P2" draw:layer="layout" svg:width="19.931cm" svg:height="4.98cm" svg:x="2.271cm" svg:y="8.701cm" presentation:class="title" presentation:user-transformed="true">
          <draw:text-box>
            <text:p text:style-name="P3"><text:span text:style-name="T2">使用可變物件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" draw:style-name="dp1" draw:master-page-name="預設_20_1" presentation:presentation-page-layout-name="AL2T11">
        <draw:frame draw:name="標題 1" presentation:style-name="pr4" draw:text-style-name="P2" draw:layer="layout" svg:width="19.101cm" svg:height="3.174cm" svg:x="3.099cm" svg:y="0.524cm" presentation:class="title" presentation:user-transformed="true">
          <draw:text-box>
            <text:p text:style-name="P1"><text:span text:style-name="T2">可變物件</text:span><text:span text:style-name="T2">(mutable)</text:span><text:span text:style-name="T2">與</text:span><text:span text:style-name="T2"><text:line-break/></text:span><text:span text:style-name="T2">不可變</text:span><text:span text:style-name="T2">(immutable)</text:span><text:span text:style-name="T2">物件</text:span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水果禮盒與散裝水果</text:span></text:p>
                <text:list>
                  <text:list-item>
                    <text:p text:style-name="P5"><text:span text:style-name="T3">水果禮盒 – 不可改變</text:span></text:p>
                  </text:list-item>
                  <text:list-item>
                    <text:p text:style-name="P5"><text:span text:style-name="T3">散裝水果 – 數量、顏色都可自己挑</text:span></text:p>
                  </text:list-item>
                </text:list>
              </text:list-item>
              <text:list-item>
                <text:p text:style-name="P5"><text:span text:style-name="T3"><text:s text:c="2"/></text:span><text:span text:style-name="T3">不可變物件</text:span></text:p>
                <text:list>
                  <text:list-item>
                    <text:p text:style-name="P5"><text:span text:style-name="T3">整數，實數，布林，字串，</text:span><text:span text:style-name="T3">tuple</text:span></text:p>
                  </text:list-item>
                </text:list>
              </text:list-item>
              <text:list-item>
                <text:p text:style-name="P5"><text:span text:style-name="T3"><text:s text:c="2"/></text:span><text:span text:style-name="T3">可改變物件</text:span></text:p>
                <text:list>
                  <text:list-item>
                    <text:p text:style-name="P5"><text:span text:style-name="T3">串列</text:span><text:span text:style-name="T3">(list)</text:span><text:span text:style-name="T3">，字典</text:span><text:span text:style-name="T3">(dictiona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 presentation:presentation-page-layout-name="AL2T11">
        <draw:frame draw:name="標題 1" presentation:style-name="pr4" draw:text-style-name="P2" draw:layer="layout" svg:width="19.101cm" svg:height="3.174cm" svg:x="3.099cm" svg:y="0.524cm" presentation:class="title" presentation:user-transformed="true">
          <draw:text-box>
            <text:p text:style-name="P1"><text:span text:style-name="T2">不可變</text:span><text:span text:style-name="T2">(immutable)</text:span><text:span text:style-name="T2">物件</text:span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a = 2</text:span></text:p>
                <text:list>
                  <text:list-item>
                    <text:p text:style-name="P5"><text:span text:style-name="T3">2 </text:span><text:span text:style-name="T3">是不可改變物件，它存在記憶體某處</text:span></text:p>
                  </text:list-item>
                  <text:list-item>
                    <text:p text:style-name="P5"><text:span text:style-name="T3">a </text:span><text:span text:style-name="T3">指向</text:span><text:span text:style-name="T3">2 </text:span><text:span text:style-name="T3">這個物件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a = 4</text:span></text:p>
                <text:list>
                  <text:list-item>
                    <text:p text:style-name="P5"><text:span text:style-name="T3">a </text:span><text:span text:style-name="T3">指向 </text:span><text:span text:style-name="T3">4</text:span><text:span text:style-name="T3">，</text:span><text:span text:style-name="T3">4 </text:span><text:span text:style-name="T3">是另一個不可變物件</text:span></text:p>
                  </text:list-item>
                  <text:list-item>
                    <text:p text:style-name="P5"><text:span text:style-name="T3">2 </text:span><text:span text:style-name="T3">仍然存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_20_1" presentation:presentation-page-layout-name="AL2T11">
        <draw:frame draw:name="標題 1" presentation:style-name="pr4" draw:text-style-name="P2" draw:layer="layout" svg:width="19.101cm" svg:height="3.174cm" svg:x="3.099cm" svg:y="0.524cm" presentation:class="title" presentation:user-transformed="true">
          <draw:text-box>
            <text:p text:style-name="P1"><text:span text:style-name="T2">不可變</text:span><text:span text:style-name="T2">(immutable)</text:span><text:span text:style-name="T2">物件</text:span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我們可以用 </text:span><text:span text:style-name="T3">id() </text:span><text:span text:style-name="T3">函式知道物件存在</text:span><text:span text:style-name="T3"><text:line-break/></text:span><text:span text:style-name="T3"> <text:s/>記憶體的何處。</text:span></text:p>
                <text:list>
                  <text:list-item>
                    <text:list>
                      <text:list-item>
                        <text:p text:style-name="P5"><text:span text:style-name="T3">Id(8) --&gt; 1592880144</text:span></text:p>
                      </text:list-item>
                      <text:list-item>
                        <text:p text:style-name="P5"><text:span text:style-name="T3">x = 8</text:span></text:p>
                      </text:list-item>
                      <text:list-item>
                        <text:p text:style-name="P5"><text:span text:style-name="T3">id(x) --&gt; 1592880144</text:span></text:p>
                      </text:list-item>
                      <text:list-item>
                        <text:p text:style-name="P5"><text:span text:style-name="T3">x = 3</text:span></text:p>
                      </text:list-item>
                      <text:list-item>
                        <text:p text:style-name="P5"><text:span text:style-name="T3">id(x) --&gt; 1592880176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<text:s/></text:span><text:span text:style-name="T3">對於未被指到的物件，</text:span><text:span text:style-name="T3">python </text:span><text:span text:style-name="T3">會自動回收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 presentation:presentation-page-layout-name="AL2T11">
        <draw:frame draw:name="標題 1" presentation:style-name="pr4" draw:text-style-name="P2" draw:layer="layout" svg:width="19.101cm" svg:height="3.174cm" svg:x="3.099cm" svg:y="0.524cm" presentation:class="title" presentation:user-transformed="true">
          <draw:text-box>
            <text:p text:style-name="P1"><text:span text:style-name="T2">不可變</text:span><text:span text:style-name="T2">(immutable)</text:span><text:span text:style-name="T2">物件</text:span><text:span text:style-name="T2"><text:line-break/></text:span><text:span text:style-name="T2">的特性</text:span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安全</text:span><text:span text:style-name="T3">:</text:span><text:span text:style-name="T3">不會不小心被更動</text:span></text:p>
                <text:list>
                  <text:list-item>
                    <text:p text:style-name="P5"><text:span text:style-name="T3">a = 'happy'</text:span></text:p>
                  </text:list-item>
                  <text:list-item>
                    <text:p text:style-name="P5"><text:span text:style-name="T3">b = a</text:span></text:p>
                  </text:list-item>
                  <text:list-item>
                    <text:p text:style-name="P5"><text:span text:style-name="T3">a = 'sad'</text:span></text:p>
                  </text:list-item>
                  <text:list-item>
                    <text:p text:style-name="P5"><text:span text:style-name="T3">b --&gt; ?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操作效率高</text:span></text:p>
              </text:list-item>
              <text:list-item>
                <text:p text:style-name="P5"><text:span text:style-name="T3"><text:s/></text:span><text:span text:style-name="T3">觀念驗證 </text:span><text:span text:style-name="T3">24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_20_1" presentation:presentation-page-layout-name="AL2T11">
        <draw:frame draw:name="標題 1" presentation:style-name="pr4" draw:text-style-name="P2" draw:layer="layout" svg:width="19.101cm" svg:height="3.174cm" svg:x="3.099cm" svg:y="0.524cm" presentation:class="title" presentation:user-transformed="true">
          <draw:text-box>
            <text:p text:style-name="P1"><text:span text:style-name="T2">可變</text:span><text:span text:style-name="T2">(mutable)</text:span><text:span text:style-name="T2">物件</text:span><text:span text:style-name="T2"><text:line-break/></text:span><text:span text:style-name="T2"/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5"><text:span text:style-name="T3"><text:s/></text:span><text:span text:style-name="T3">可變物件多為容器</text:span></text:p>
                <text:list>
                  <text:list-item>
                    <text:p text:style-name="P5"><text:span text:style-name="T3"><text:s/></text:span><text:span text:style-name="T3">其內所盛物件可以更新</text:span></text:p>
                  </text:list-item>
                  <text:list-item>
                    <text:p text:style-name="P5"><text:span text:style-name="T3"><text:s/></text:span><text:span text:style-name="T3">如購物清單，可增可減</text:span></text:p>
                  </text:list-item>
                </text:list>
              </text:list-item>
              <text:list-item>
                <text:p text:style-name="P5"><text:span text:style-name="T3"><text:s text:c="2"/></text:span><text:span text:style-name="T3">串列</text:span><text:span text:style-name="T3">(list)</text:span><text:span text:style-name="T3">與字典</text:span><text:span text:style-name="T3">(dictionary)</text:span><text:span text:style-name="T3"><text:line-break/></text:span><text:span text:style-name="T3"> <text:s text:c="2"/></text:span><text:span text:style-name="T3">是 </text:span><text:span text:style-name="T3">python </text:span><text:span text:style-name="T3">提供的可變物件資料型態</text:span></text:p>
              </text:list-item>
              <text:list-item>
                <text:p text:style-name="P5"><text:span text:style-name="T3">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List</text:span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python </text:span><text:span text:style-name="T3">提供一個新的資料型態，稱作 </text:span><text:span text:style-name="T3">list</text:span><text:span text:style-name="T3"><text:line-break/></text:span><text:span text:style-name="T3"> </text:span><text:span text:style-name="T3">可以存放多份資料</text:span></text:p>
              </text:list-item>
            </text:list>
            <text:list text:style-name="L4">
              <text:list-item>
                <text:p text:style-name="P4"><text:span text:style-name="T3"><text:s/></text:span><text:span text:style-name="T3">list </text:span><text:span text:style-name="T3">是一個有序的資料集合。其中的每一個</text:span><text:span text:style-name="T3"><text:line-break/></text:span><text:span text:style-name="T3"> 元素稱作 </text:span><text:span text:style-name="T3">element</text:span><text:span text:style-name="T3">。</text:span></text:p>
              </text:list-item>
              <text:list-item>
                <text:p text:style-name="P4"><text:span text:style-name="T3"><text:s/></text:span><text:span text:style-name="T3">文法： </text:span><text:span text:style-name="T3">[element1,element2,…elementn]</text:span></text:p>
                <text:list>
                  <text:list-item>
                    <text:p text:style-name="P5"><text:span text:style-name="T3"><text:s/></text:span><text:span text:style-name="T3">a = [2,5,7,9]</text:span></text:p>
                  </text:list-item>
                  <text:list-item>
                    <text:p text:style-name="P5"><text:span text:style-name="T3"><text:s/></text:span><text:span text:style-name="T3">b = ['abc',3.4,6]</text:span></text:p>
                  </text:list-item>
                  <text:list-item>
                    <text:p text:style-name="P5"><text:span text:style-name="T3"><text:s/></text:span><text:span text:style-name="T3">c = [1,['a','b'],'xyz']</text:span></text:p>
                  </text:list-item>
                  <text:list-item>
                    <text:p text:style-name="P5"><text:span text:style-name="T3"><text:s/></text:span><text:span text:style-name="T3">d = []</text:span></text:p>
                  </text:list-item>
                </text:list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List </text:span><text:span text:style-name="T2">與</text:span><text:span text:style-name="T2">tuple</text:span></text:p>
          </draw:text-box>
        </draw:frame>
        <draw:frame draw:name="內容版面配置區 2" presentation:style-name="pr5" draw:text-style-name="P2" draw:layer="layout" svg:width="20.401cm" svg:height="12.8cm" svg:x="3.299cm" svg:y="4.92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唯一的區別是可變與不可變</text:span></text:p>
              </text:list-item>
              <text:list-item>
                <text:p text:style-name="P4"><text:span text:style-name="T3"><text:s/></text:span><text:span text:style-name="T3">Tuple</text:span></text:p>
                <text:list>
                  <text:list-item>
                    <text:p text:style-name="P5"><text:span text:style-name="T3">適於儲存不會變動的資料</text:span></text:p>
                  </text:list-item>
                  <text:list-item>
                    <text:p text:style-name="P5"><text:span text:style-name="T3">節省記憶體</text:span></text:p>
                  </text:list-item>
                  <text:list-item>
                    <text:p text:style-name="P5"><text:span text:style-name="T3">操作效率高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List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3">適於儲存會變動的資料</text:span></text:p>
                  </text:list-item>
                  <text:list-item>
                    <text:p text:style-name="P5"><text:span text:style-name="T3">耗費記憶體</text:span></text:p>
                  </text:list-item>
                  <text:list-item>
                    <text:p text:style-name="P5"><text:span text:style-name="T3">操作效率低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的索引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1.724cm" presentation:class="title" presentation:user-transformed="true">
          <draw:text-box>
            <text:p text:style-name="P1"><text:span text:style-name="T2">List </text:span><text:span text:style-name="T2">的索引</text:span></text:p>
          </draw:text-box>
        </draw:frame>
        <draw:frame draw:name="內容版面配置區 2" presentation:style-name="pr5" draw:text-style-name="P2" draw:layer="layout" svg:width="20.401cm" svg:height="13.4cm" svg:x="3.299cm" svg:y="4.32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list </text:span><text:span text:style-name="T3">中每個元素的位置，以一個整數來</text:span><text:span text:style-name="T3"><text:line-break/></text:span><text:span text:style-name="T3"> 表示，稱作索引 </text:span><text:span text:style-name="T3">index</text:span><text:span text:style-name="T3">。</text:span></text:p>
              </text:list-item>
              <text:list-item>
                <text:p text:style-name="P4"><text:span text:style-name="T3"><text:s/></text:span><text:span text:style-name="T3">index </text:span><text:span text:style-name="T3">從 </text:span><text:span text:style-name="T3">0 </text:span><text:span text:style-name="T3">起算</text:span></text:p>
              </text:list-item>
              <text:list-item>
                <text:p text:style-name="P4"><text:span text:style-name="T3"><text:s/></text:span><text:span text:style-name="T3">透過 </text:span><text:span text:style-name="T3">index</text:span><text:span text:style-name="T3">，可以存取 </text:span><text:span text:style-name="T3">list </text:span><text:span text:style-name="T3">的任一個元素。</text:span><text:span text:style-name="T3"><text:line-break/></text:span><text:span text:style-name="T3"> </text:span><text:span text:style-name="T3">aList = [‘ok’,’peach’,’banana’,’orange’]</text:span><text:span text:style-name="T3"><text:line-break/></text:span><text:span text:style-name="T3"> <text:s/>aList[1] </text:span><text:span text:style-name="T4"></text:span><text:span text:style-name="T3"> ‘peach’</text:span><text:span text:style-name="T3"><text:line-break/></text:span><text:span text:style-name="T3"> <text:s/>print(aList[int(input( \</text:span><text:span text:style-name="T3"><text:line-break/></text:span><text:span text:style-name="T3"> <text:s/>‘enter a number between 0:3 <text:s/>’))]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的索引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1.724cm" presentation:class="title" presentation:user-transformed="true">
          <draw:text-box>
            <text:p text:style-name="P1"><text:span text:style-name="T2">List </text:span><text:span text:style-name="T2">的索引</text:span></text:p>
          </draw:text-box>
        </draw:frame>
        <draw:frame draw:name="內容版面配置區 2" presentation:style-name="pr5" draw:text-style-name="P2" draw:layer="layout" svg:width="20.401cm" svg:height="13.4cm" svg:x="3.299cm" svg:y="4.32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ndex </text:span><text:span text:style-name="T3">若超出範圍 </text:span><text:span text:style-name="T4">，</text:span><text:span text:style-name="T3"> </text:span><text:span text:style-name="T3">python </text:span><text:span text:style-name="T3">會告訴你</text:span><text:span text:style-name="T3"><text:line-break/></text:span><text:span text:style-name="T3"> 錯了。</text:span><text:span text:style-name="T3"><text:line-break/></text:span><text:span text:style-name="T3"> <text:s/></text:span></text:p>
              </text:list-item>
              <text:list-item>
                <text:p text:style-name="P4"><text:span text:style-name="T3"><text:s/></text:span><text:span text:style-name="T3">負值的 </text:span><text:span text:style-name="T3">index </text:span><text:span text:style-name="T3">表示倒過來算</text:span><text:span text:style-name="T3"><text:line-break/></text:span><text:span text:style-name="T3"> <text:s/></text:span><text:span text:style-name="T3">aList[-1] </text:span><text:span text:style-name="T4"></text:span><text:span text:style-name="T3"> </text:span><text:span text:style-name="T3">最後一個元素</text:span><text:span text:style-name="T3"><text:line-break/></text:span><text:span text:style-name="T3"/></text:p>
              </text:list-item>
              <text:list-item>
                <text:p text:style-name="P4"><text:span text:style-name="T3"><text:s/></text:span><text:span text:style-name="T3">list </text:span><text:span text:style-name="T3">中共有多少個元素</text:span><text:span text:style-name="T3">?</text:span><text:span text:style-name="T3"><text:line-break/></text:span><text:span text:style-name="T3"> <text:s/>len </text:span><text:span text:style-name="T3">函式會傳回元素的個數。也就是長度。</text:span><text:span text:style-name="T3"><text:line-break/></text:span><text:span text:style-name="T3"> <text:s/></text:span><text:span text:style-name="T3">bList = [1,2,-3,4,5,9]</text:span><text:span text:style-name="T3"><text:line-break/></text:span><text:span text:style-name="T3"> <text:s/>len(bList) </text:span><text:span text:style-name="T4"></text:span><text:span text:style-name="T3"> 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的操作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List </text:span><text:span text:style-name="T2">的操作</text:span></text:p>
          </draw:text-box>
        </draw:frame>
        <draw:frame draw:name="內容版面配置區 2" presentation:style-name="pr5" draw:text-style-name="P2" draw:layer="layout" svg:width="20.401cm" svg:height="12.8cm" svg:x="2.899cm" svg:y="3.524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基本操作：＋，</text:span><text:span text:style-name="T3">*</text:span><text:span text:style-name="T3">，</text:span><text:span text:style-name="T3">[]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<text:s/></text:span><text:span text:style-name="T5">[1,2] + [3,4] </text:span><text:span text:style-name="T6"></text:span><text:span text:style-name="T5"> [1,2,3,4]</text:span></text:p>
                  </text:list-item>
                  <text:list-item>
                    <text:p text:style-name="P7"><text:span text:style-name="T3"><text:s/></text:span><text:span text:style-name="T7">[1,2] *3 </text:span><text:span text:style-name="T8"></text:span><text:span text:style-name="T7"> [1,2,1,2,1,2]</text:span></text:p>
                  </text:list-item>
                  <text:list-item>
                    <text:p text:style-name="P7"><text:span text:style-name="T7"><text:s/></text:span><text:span text:style-name="T7">x = [(1,2),(2,6),(3,7,1),(4,9),(2,2,1),(5,0)]</text:span><text:span text:style-name="T7"><text:line-break/></text:span><text:span text:style-name="T7"> x[3] </text:span><text:span text:style-name="T8"></text:span><text:span text:style-name="T7">??</text:span><text:span text:style-name="T7"><text:line-break/></text:span><text:span text:style-name="T7"> x[:4] </text:span><text:span text:style-name="T8"></text:span><text:span text:style-name="T7"> ??</text:span><text:span text:style-name="T7"><text:line-break/></text:span><text:span text:style-name="T7"> x[2:5] </text:span><text:span text:style-name="T8"></text:span><text:span text:style-name="T7"> ??</text:span><text:span text:style-name="T7"><text:line-break/></text:span><text:span text:style-name="T7"> x[-3:] </text:span><text:span text:style-name="T8"></text:span><text:span text:style-name="T7"> ??</text:span></text:p>
                  </text:list-item>
                  <text:list-item>
                    <text:p text:style-name="P7"><text:span text:style-name="T7"><text:s text:c="2"/></text:span><text:span text:style-name="T7">x[2:4] = [0,1,2] </text:span><text:span text:style-name="T7"><text:line-break/></text:span><text:span text:style-name="T7"> <text:s/>x </text:span><text:span text:style-name="T8"></text:span><text:span text:style-name="T7"> ??</text:span></text:p>
                  </text:list-item>
                </text:list>
              </text:list-item>
            </text:list>
            <text:p text:style-name="P4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st 是 mutable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元素的尋找與計數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 text:c="3"/></text:span><text:span text:style-name="T5">AList = [1,2,3,2,1]</text:span></text:p>
              </text:list-item>
              <text:list-item>
                <text:p text:style-name="P4"><text:span text:style-name="T5"/></text:p>
              </text:list-item>
              <text:list-item>
                <text:p text:style-name="P4"><text:span text:style-name="T5"><text:s text:c="2"/></text:span><text:span text:style-name="T5">尋找元素第一次出現的位置</text:span></text:p>
                <text:list>
                  <text:list-item>
                    <text:p text:style-name="P5"><text:span text:style-name="T5">aList.index(2) --&gt; 1</text:span></text:p>
                  </text:list-item>
                  <text:list-item>
                    <text:p text:style-name="P5"><text:span text:style-name="T5">aList.index(9) --&gt; valueError</text:span></text:p>
                  </text:list-item>
                </text:list>
              </text:list-item>
            </text:list>
            <text:p text:style-name="P4"><text:span text:style-name="T5"/></text:p>
            <text:list text:continue-numbering="true" text:style-name="L3">
              <text:list-item>
                <text:p text:style-name="P4"><text:span text:style-name="T5"><text:s text:c="2"/></text:span><text:span text:style-name="T5">元素出現的次數 </text:span></text:p>
                <text:list>
                  <text:list-item>
                    <text:p text:style-name="P5"><text:span text:style-name="T5">aList.count(1) --&gt; 2</text:span></text:p>
                  </text:list-item>
                  <text:list-item>
                    <text:p text:style-name="P5"><text:span text:style-name="T5">aList.count(6) --&gt; 0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觀念驗證</text:span><text:span text:style-name="T5">25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將物件加到串列中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 text:c="3"/></text:span><text:span text:style-name="T5">aList = [1,2,3,2,1]</text:span></text:p>
              </text:list-item>
              <text:list-item>
                <text:p text:style-name="P4"><text:span text:style-name="T5"><text:s text:c="3"/></text:span><text:span text:style-name="T9">append</text:span><text:span text:style-name="T5"> </text:span><text:span text:style-name="T5">加到最後</text:span></text:p>
                <text:list>
                  <text:list-item>
                    <text:p text:style-name="P5"><text:span text:style-name="T5"><text:s text:c="3"/></text:span><text:span text:style-name="T5">aList.append('as') --&gt; None </text:span></text:p>
                  </text:list-item>
                  <text:list-item>
                    <text:p text:style-name="P5"><text:span text:style-name="T5"><text:s text:c="3"/></text:span><text:span text:style-name="T5">aList --&gt; [1,2,3,2,1,'as']</text:span></text:p>
                  </text:list-item>
                </text:list>
              </text:list-item>
              <text:list-item>
                <text:p text:style-name="P5"><text:span text:style-name="T5"><text:s text:c="2"/></text:span><text:span text:style-name="T9">insert</text:span><text:span text:style-name="T5"> </text:span><text:span text:style-name="T5">加到指定位置</text:span></text:p>
                <text:list>
                  <text:list-item>
                    <text:p text:style-name="P5"><text:span text:style-name="T5">aList.insert(2,'ok') --&gt; None</text:span></text:p>
                  </text:list-item>
                  <text:list-item>
                    <text:p text:style-name="P5"><text:span text:style-name="T5">aList --&gt; [1,2,'ok',3,2,1,'as']</text:span></text:p>
                  </text:list-item>
                </text:list>
              </text:list-item>
              <text:list-item>
                <text:p text:style-name="P5"><text:span text:style-name="T5"><text:s/></text:span><text:span text:style-name="T9">extend</text:span><text:span text:style-name="T5"> </text:span><text:span text:style-name="T5">把另一個串列併到尾端</text:span></text:p>
                <text:list>
                  <text:list-item>
                    <text:p text:style-name="P5"><text:span text:style-name="T5">aList.extend([9,9]) --&gt; No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5"><text:span text:style-name="T5">aList --&gt; [1,2,'ok',3,2,1,'as',9,9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刪除串列中的元素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 text:c="3"/></text:span><text:span text:style-name="T5">aList = [1,2,3,2,1]</text:span></text:p>
              </text:list-item>
              <text:list-item>
                <text:p text:style-name="P4"><text:span text:style-name="T5"><text:s text:c="3"/></text:span><text:span text:style-name="T9">pop()</text:span><text:span text:style-name="T5"> </text:span><text:span text:style-name="T5">刪除最尾端的元素</text:span></text:p>
                <text:list>
                  <text:list-item>
                    <text:p text:style-name="P5"><text:span text:style-name="T5"><text:s text:c="3"/></text:span><text:span text:style-name="T5">aList.pop() --&gt; 1</text:span></text:p>
                  </text:list-item>
                  <text:list-item>
                    <text:p text:style-name="P5"><text:span text:style-name="T5"><text:s text:c="3"/></text:span><text:span text:style-name="T5">aList --&gt; [1,2,3,2]</text:span></text:p>
                  </text:list-item>
                </text:list>
              </text:list-item>
              <text:list-item>
                <text:p text:style-name="P5"><text:span text:style-name="T5"><text:s text:c="2"/></text:span><text:span text:style-name="T9">pop(i)</text:span><text:span text:style-name="T5"> </text:span><text:span text:style-name="T5">刪除索引 </text:span><text:span text:style-name="T5">i </text:span><text:span text:style-name="T5">的元素</text:span></text:p>
                <text:list>
                  <text:list-item>
                    <text:p text:style-name="P5"><text:span text:style-name="T5">aList.pop(2) --&gt; 3</text:span></text:p>
                  </text:list-item>
                  <text:list-item>
                    <text:p text:style-name="P5"><text:span text:style-name="T5">aList --&gt; [1,2,2]</text:span></text:p>
                  </text:list-item>
                </text:list>
              </text:list-item>
              <text:list-item>
                <text:p text:style-name="P5"><text:span text:style-name="T5"><text:s text:c="2"/></text:span><text:span text:style-name="T5">觀念驗證</text:span></text:p>
                <text:list>
                  <text:list-item>
                    <text:p text:style-name="P5"><text:span text:style-name="T5">25.4</text:span></text:p>
                  </text:list-item>
                  <text:list-item>
                    <text:p text:style-name="P5"><text:span text:style-name="T5">25.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修改串列中的元素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 text:c="3"/></text:span><text:span text:style-name="T5">aList = [1,2,3,2,1]</text:span></text:p>
              </text:list-item>
              <text:list-item>
                <text:p text:style-name="P4"><text:span text:style-name="T5"><text:s text:c="2"/></text:span><text:span text:style-name="T5">直接用索引及指定敘述</text:span></text:p>
                <text:list>
                  <text:list-item>
                    <text:p text:style-name="P5"><text:span text:style-name="T5"><text:s text:c="2"/></text:span><text:span text:style-name="T5">aList[2] = 'ok'</text:span></text:p>
                  </text:list-item>
                  <text:list-item>
                    <text:p text:style-name="P5"><text:span text:style-name="T5"><text:s text:c="2"/></text:span><text:span text:style-name="T5">aList --&gt; [1,2,'ok',2,1]</text:span></text:p>
                  </text:list-item>
                </text:list>
              </text:list-item>
              <text:list-item>
                <text:p text:style-name="P5"><text:span text:style-name="T5"><text:s text:c="2"/></text:span><text:span text:style-name="T5">觀念驗證</text:span></text:p>
                <text:list>
                  <text:list-item>
                    <text:p text:style-name="P5"><text:span text:style-name="T5">25.6</text:span></text:p>
                  </text:list-item>
                </text:list>
              </text:list-item>
              <text:list-item>
                <text:p text:style-name="P5"><text:span text:style-name="T5"><text:s text:c="2"/></text:span><text:span text:style-name="T5">練習 </text:span><text:span text:style-name="T5">(</text:span><text:span text:style-name="T5">非常值得做</text:span><text:span text:style-name="T5">)</text:span></text:p>
                <text:list>
                  <text:list-item>
                    <text:p text:style-name="P5"><text:span text:style-name="T5">p. 25-11 Q2</text:span></text:p>
                  </text:list-item>
                  <text:list-item>
                    <text:p text:style-name="P5"><text:span text:style-name="T5">p. 25.12 Q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串列的進階操作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 text:c="3"/></text:span><text:span text:style-name="T5">排序與反轉</text:span></text:p>
              </text:list-item>
              <text:list-item>
                <text:p text:style-name="P5"><text:span text:style-name="T5"><text:s text:c="2"/></text:span><text:span text:style-name="T5">heights = [3,6,1,9,4,0,5]</text:span></text:p>
                <text:list>
                  <text:list-item>
                    <text:p text:style-name="P5"><text:span text:style-name="T5">heights.sort() --&gt; None</text:span></text:p>
                  </text:list-item>
                  <text:list-item>
                    <text:p text:style-name="P5"><text:span text:style-name="T5">heights --&gt; [0,1,3,4,5,6,9]</text:span></text:p>
                  </text:list-item>
                  <text:list-item>
                    <text:p text:style-name="P5"><text:span text:style-name="T5">heights.reverse() --&gt; None</text:span></text:p>
                  </text:list-item>
                  <text:list-item>
                    <text:p text:style-name="P5"><text:span text:style-name="T5">heights --&gt; [9,6,5,4,3,1,0]</text:span></text:p>
                  </text:list-item>
                </text:list>
              </text:list-item>
              <text:list-item>
                <text:p text:style-name="P5"><text:span text:style-name="T5"><text:s text:c="2"/></text:span><text:span text:style-name="T5">注意陷阱</text:span></text:p>
                <text:list>
                  <text:list-item>
                    <text:p text:style-name="P5"><text:span text:style-name="T5">heights = heights.sort() <text:s text:c="3"/></text:span><text:span text:style-name="T5">完蛋</text:span></text:p>
                  </text:list-item>
                  <text:list-item>
                    <text:p text:style-name="P5"><text:span text:style-name="T5">heights = heights.reverse() <text:s text:c="2"/></text:span><text:span text:style-name="T5">完蛋</text:span></text:p>
                  </text:list-item>
                </text:list>
                <text:p text:style-name="P5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串列的進階操作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/></text:span><text:span text:style-name="T5">多層的串列</text:span><text:span text:style-name="T5">(</text:span><text:span text:style-name="T5">串列的元素也是串列</text:span><text:span text:style-name="T5">)</text:span></text:p>
              </text:list-item>
              <text:list-item>
                <text:p text:style-name="P5"><text:span text:style-name="T5"><text:s text:c="2"/></text:span><text:span text:style-name="T5">H = [[2,3],[1,6],[4,9]]</text:span></text:p>
                <text:list>
                  <text:list-item>
                    <text:p text:style-name="P5"><text:span text:style-name="T5">H[0] = [3,3,3]</text:span></text:p>
                  </text:list-item>
                  <text:list-item>
                    <text:p text:style-name="P5"><text:span text:style-name="T5">H[1].append(3)</text:span></text:p>
                  </text:list-item>
                  <text:list-item>
                    <text:p text:style-name="P5"><text:span text:style-name="T5">H[2][1] = 'a'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觀念驗證</text:span></text:p>
                <text:list>
                  <text:list-item>
                    <text:p text:style-name="P5"><text:span text:style-name="T5">26.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串列的進階操作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/></text:span><text:span text:style-name="T5">切割字串並儲存為串列</text:span></text:p>
              </text:list-item>
              <text:list-item>
                <text:p text:style-name="P4"><text:span text:style-name="T5"><text:s/></text:span><text:span text:style-name="T5">s = 'john, mary, tom, jack'</text:span><text:span text:style-name="T5"><text:line-break/></text:span><text:span text:style-name="T5"> </text:span><text:span text:style-name="T5">字串的 </text:span><text:span text:style-name="T5">split() </text:span><text:span text:style-name="T5">方法可以將字串依指定的分割</text:span><text:span text:style-name="T5"><text:line-break/></text:span><text:span text:style-name="T5"> 符號切分成數個小字串，並儲存在串列中。</text:span></text:p>
                <text:list>
                  <text:list-item>
                    <text:p text:style-name="P5"><text:span text:style-name="T5">s.split(',') --&gt;['john', 'mary', 'tom', 'jack']</text:span></text:p>
                  </text:list-item>
                  <text:list-item>
                    <text:p text:style-name="P5"><text:span text:style-name="T5">names = s.split(',')</text:span><text:span text:style-name="T5"><text:line-break/></text:span><text:span text:style-name="T5">for name in names:</text:span><text:span text:style-name="T5"><text:line-break/></text:span><text:span text:style-name="T5"> <text:s text:c="3"/>.....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觀念驗證</text:span></text:p>
                <text:list>
                  <text:list-item>
                    <text:p text:style-name="P5"><text:span text:style-name="T5">26.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_20_1" presentation:presentation-page-layout-name="AL2T11">
        <draw:frame draw:name="標題 1" presentation:style-name="pr4" draw:text-style-name="P2" draw:layer="layout" svg:width="18.788cm" svg:height="3.174cm" svg:x="2.4cm" svg:y="0.524cm" presentation:class="title" presentation:user-transformed="true">
          <draw:text-box>
            <text:p text:style-name="P1"><text:span text:style-name="T2">串列的應用</text:span><text:span text:style-name="T2">:</text:span><text:span text:style-name="T2">堆疊與佇列</text:span></text:p>
          </draw:text-box>
        </draw:frame>
        <draw:frame draw:name="內容版面配置區 2" presentation:style-name="pr5" draw:text-style-name="P2" draw:layer="layout" svg:width="22.001cm" svg:height="13.801cm" svg:x="1.699cm" svg:y="3.924cm" presentation:class="outline" presentation:user-transformed="true">
          <draw:text-box>
            <text:list text:style-name="L3">
              <text:list-item>
                <text:p text:style-name="P4"><text:span text:style-name="T5"><text:s/></text:span><text:span text:style-name="T5">堆疊</text:span><text:span text:style-name="T5">: </text:span><text:span text:style-name="T5">先進後出</text:span></text:p>
                <text:list>
                  <text:list-item>
                    <text:p text:style-name="P5"><text:span text:style-name="T5">stack = []</text:span><text:span text:style-name="T5"><text:line-break/></text:span><text:span text:style-name="T5">stack.append(x) <text:s text:c="2"/></text:span><text:span text:style-name="T5">進</text:span><text:span text:style-name="T5"><text:line-break/></text:span><text:span text:style-name="T5">stack.pop() <text:s text:c="9"/></text:span><text:span text:style-name="T5">出</text:span></text:p>
                  </text:list-item>
                </text:list>
              </text:list-item>
              <text:list-item>
                <text:p text:style-name="P4"><text:span text:style-name="T5"><text:s/></text:span><text:span text:style-name="T5">佇列</text:span><text:span text:style-name="T5">: </text:span><text:span text:style-name="T5">先進先出</text:span></text:p>
                <text:list>
                  <text:list-item>
                    <text:p text:style-name="P5"><text:span text:style-name="T5">que = []</text:span><text:span text:style-name="T5"><text:line-break/></text:span><text:span text:style-name="T5">que.append(x) <text:s text:c="5"/></text:span><text:span text:style-name="T5">進</text:span><text:span text:style-name="T5"><text:line-break/></text:span><text:span text:style-name="T5">que.pop(0) <text:s text:c="10"/></text:span><text:span text:style-name="T5">出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觀念驗證 <text:s/></text:span><text:span text:style-name="T5">26.4</text:span></text:p>
              </text:list-item>
              <text:list-item>
                <text:p text:style-name="P5"><text:span text:style-name="T5"><text:s/></text:span><text:span text:style-name="T5">練習 <text:s/></text:span><text:span text:style-name="T5">p. 26-9 <text:s text:c="2"/>Q1,Q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字典</text:span><text:span text:style-name="T2">(dict)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字典</text:span><text:span text:style-name="T5">(dict)</text:span><text:span text:style-name="T5">是一種成對的資料集合，格式如下</text:span><text:span text:style-name="T5">:</text:span><text:span text:style-name="T5"><text:line-break/></text:span><text:span text:style-name="T5"> <text:s/>{a1:x1, a2:x2, a3:x3, ....}</text:span><text:span text:style-name="T5"><text:line-break/></text:span><text:span text:style-name="T5"> <text:s/></text:span><text:span text:style-name="T5">其中，</text:span><text:span text:style-name="T5">a1,a2,a3,....</text:span><text:span text:style-name="T5">稱為鍵</text:span><text:span text:style-name="T5"><text:line-break/></text:span><text:span text:style-name="T5"> <text:s text:c="12"/></text:span><text:span text:style-name="T5">x1,x2,x3,....</text:span><text:span text:style-name="T5">稱為值</text:span></text:p>
              </text:list-item>
              <text:list-item>
                <text:p text:style-name="P4"><text:span text:style-name="T5"><text:s text:c="2"/></text:span><text:span text:style-name="T5">例 <text:s text:c="2"/></text:span><text:span text:style-name="T5">d = {'jack':165,'mary':161,'tom':172'}</text:span></text:p>
              </text:list-item>
              <text:list-item>
                <text:p text:style-name="P4"><text:span text:style-name="T5"><text:s text:c="2"/></text:span><text:span text:style-name="T5">相較於串列</text:span><text:span text:style-name="T5">:</text:span></text:p>
                <text:list>
                  <text:list-item>
                    <text:p text:style-name="P5"><text:span text:style-name="T5"><text:s/></text:span><text:span text:style-name="T5">串列有度定順序，以索引取值</text:span></text:p>
                  </text:list-item>
                  <text:list-item>
                    <text:p text:style-name="P5"><text:span text:style-name="T5"><text:s/></text:span><text:span text:style-name="T5">字典無固定順序，以鍵取值</text:span><text:span text:style-name="T5"><text:line-break/></text:span><text:span text:style-name="T5"> <text:s/></text:span><text:span text:style-name="T5">d['mary'] --&gt; 16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字典的操作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g = {} <text:s text:c="2"/># </text:span><text:span text:style-name="T5">建立空字典</text:span></text:p>
              </text:list-item>
              <text:list-item>
                <text:p text:style-name="P4"><text:span text:style-name="T5"><text:s/></text:span><text:span text:style-name="T5">g = {'milk':1,'egg':12,'bread':3} <text:s/># </text:span><text:span text:style-name="T5">建立有初值字典</text:span></text:p>
              </text:list-item>
              <text:list-item>
                <text:p text:style-name="P4"><text:span text:style-name="T5"><text:s/></text:span><text:span text:style-name="T5">g['egg'] --&gt; 12 <text:s/># </text:span><text:span text:style-name="T5">取得某鍵的值</text:span></text:p>
              </text:list-item>
              <text:list-item>
                <text:p text:style-name="P4"><text:span text:style-name="T5"><text:s/></text:span><text:span text:style-name="T5">g['juice'] = 3 <text:s text:c="3"/># <text:s/></text:span><text:span text:style-name="T5">新增元素</text:span></text:p>
              </text:list-item>
              <text:list-item>
                <text:p text:style-name="P4"><text:span text:style-name="T5"><text:s/></text:span><text:span text:style-name="T5">g['egg'] = (1,'dozen') <text:s text:c="2"/># </text:span><text:span text:style-name="T5">改變某鍵的值</text:span></text:p>
              </text:list-item>
              <text:list-item>
                <text:p text:style-name="P4"><text:span text:style-name="T5"><text:s/></text:span><text:span text:style-name="T5">g.pop('milk') --&gt; 1 <text:s/># </text:span><text:span text:style-name="T5">刪除某資料對，並傳回其值</text:span></text:p>
              </text:list-item>
              <text:list-item>
                <text:p text:style-name="P4"><text:span text:style-name="T5"><text:s/></text:span><text:span text:style-name="T5">觀念驗證</text:span></text:p>
                <text:list>
                  <text:list-item>
                    <text:p text:style-name="P5"><text:span text:style-name="T5"><text:s/></text:span><text:span text:style-name="T5">27.1</text:span></text:p>
                  </text:list-item>
                  <text:list-item>
                    <text:p text:style-name="P5"><text:span text:style-name="T5"><text:s/></text:span><text:span text:style-name="T5">27.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字典的操作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重點</text:span><text:span text:style-name="T5">: </text:span><text:span text:style-name="T5">指有不可變物件才可以作為鍵</text:span></text:p>
                <text:list>
                  <text:list-item>
                    <text:p text:style-name="P5"><text:span text:style-name="T5"><text:s/></text:span><text:span text:style-name="T5">D = {}</text:span></text:p>
                  </text:list-item>
                  <text:list-item>
                    <text:p text:style-name="P5"><text:span text:style-name="T5"><text:s/></text:span><text:span text:style-name="T5">D['ok'] = 0 <text:s text:c="2"/># </text:span><text:span text:style-name="T5">字串是不可變物件</text:span></text:p>
                  </text:list-item>
                  <text:list-item>
                    <text:p text:style-name="P5"><text:span text:style-name="T5"><text:s/></text:span><text:span text:style-name="T5">D[2] = [1,2,3] <text:s/># 2 </text:span><text:span text:style-name="T5">是不可變物件</text:span></text:p>
                  </text:list-item>
                  <text:list-item>
                    <text:p text:style-name="P5"><text:span text:style-name="T5"><text:s/></text:span><text:span text:style-name="T5">D['hello'] = 100 </text:span></text:p>
                  </text:list-item>
                  <text:list-item>
                    <text:p text:style-name="P5"><text:span text:style-name="T5"><text:s/></text:span><text:span text:style-name="T5">D[(9,8,7)] = 'good' # tuple </text:span><text:span text:style-name="T5">是不可變物件</text:span></text:p>
                  </text:list-item>
                  <text:list-item>
                    <text:p text:style-name="P5"><text:span text:style-name="T5">D --&gt; {'ok':0,2:[1,2,3],'hello':100,(9,8,7):'good'}</text:span></text:p>
                  </text:list-item>
                  <text:list-item>
                    <text:p text:style-name="P5"><text:span text:style-name="T5"><text:s/></text:span><text:span text:style-name="T5">D[[2,3]] = 'bad' # </text:span><text:span text:style-name="T5">錯誤，</text:span><text:span text:style-name="T5">list </text:span><text:span text:style-name="T5">是可變物件</text:span></text:p>
                  </text:list-item>
                  <text:list-item>
                    <text:p text:style-name="P5"><text:span text:style-name="T5"><text:s/></text:span><text:span text:style-name="T5">觀念驗證 <text:s/></text:span><text:span text:style-name="T5">27.3, 27.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取得全部的鍵與值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字典有兩個方法可以分別取得全部的鍵或值</text:span></text:p>
                <text:list>
                  <text:list-item>
                    <text:p text:style-name="P5"><text:span text:style-name="T5"><text:s/></text:span><text:span text:style-name="T5">d.keys() --&gt; </text:span><text:span text:style-name="T5">傳回所有的鍵</text:span><text:span text:style-name="T5">(tuple)</text:span></text:p>
                  </text:list-item>
                  <text:list-item>
                    <text:p text:style-name="P5"><text:span text:style-name="T5"><text:s/></text:span><text:span text:style-name="T5">d.values() --&gt; </text:span><text:span text:style-name="T5">傳回所有的值 </text:span><text:span text:style-name="T5">(tuple)</text:span></text:p>
                  </text:list-item>
                </text:list>
              </text:list-item>
              <text:list-item>
                <text:p text:style-name="P5"><text:span text:style-name="T5">例 </text:span><text:span text:style-name="T5">hotels = {'A':4, 'F':5, 'K':3, 'W':4, 'J':5}</text:span></text:p>
                <text:list>
                  <text:list-item>
                    <text:p text:style-name="P5"><text:span text:style-name="T5"><text:s/></text:span><text:span text:style-name="T5">hotels.keys() --&gt; ('A','F','K','W','J')</text:span></text:p>
                  </text:list-item>
                  <text:list-item>
                    <text:p text:style-name="P5"><text:span text:style-name="T5"><text:s/></text:span><text:span text:style-name="T5">hotels.values() --&gt;(4,5,3)</text:span></text:p>
                  </text:list-item>
                  <text:list-item>
                    <text:p text:style-name="P5"><text:span text:style-name="T5"><text:s/></text:span><text:span text:style-name="T5">for h in hotels.keys():</text:span><text:span text:style-name="T5"><text:line-break/></text:span><text:span text:style-name="T5"> <text:s text:c="5"/>.....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程式</text:span><text:span text:style-name="T5">27.3</text:span></text:p>
              </text:list-item>
              <text:list-item>
                <text:p text:style-name="P5"><text:span text:style-name="T5"><text:s/></text:span><text:span text:style-name="T5">觀念驗證 </text:span><text:span text:style-name="T5">27.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字典的使用時機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當資料群具有成對的性值，便可使用字典。</text:span></text:p>
                <text:list>
                  <text:list-item>
                    <text:p text:style-name="P5"><text:span text:style-name="T5"><text:s/></text:span><text:span text:style-name="T5">遊戲參與者及其得分</text:span></text:p>
                  </text:list-item>
                  <text:list-item>
                    <text:p text:style-name="P5"><text:span text:style-name="T5"><text:s/></text:span><text:span text:style-name="T5">某些關鍵字在一篇文章中出現的次數</text:span></text:p>
                  </text:list-item>
                  <text:list-item>
                    <text:p text:style-name="P5"><text:span text:style-name="T5"><text:s/></text:span><text:span text:style-name="T5">程式</text:span><text:span text:style-name="T5">27.4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鍵與函式的配對</text:span></text:p>
                <text:list>
                  <text:list-item>
                    <text:p text:style-name="P5"><text:span text:style-name="T5"><text:s/></text:span><text:span text:style-name="T5">程式</text:span><text:span text:style-name="T5">27.5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練習 </text:span><text:span text:style-name="T5">p.27-12</text:span></text:p>
                <text:list>
                  <text:list-item>
                    <text:p text:style-name="P5"><text:span text:style-name="T5"><text:s/></text:span><text:span text:style-name="T5">Q2</text:span></text:p>
                  </text:list-item>
                  <text:list-item>
                    <text:p text:style-name="P5"><text:span text:style-name="T5"><text:s/></text:span><text:span text:style-name="T5">Q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物件的別名與複製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當我們為變數指定值時</text:span><text:span text:style-name="T5">:</text:span><text:span text:style-name="T5"><text:line-break/></text:span><text:span text:style-name="T5"> <text:s/>x = 3 <text:s text:c="3"/># </text:span><text:span text:style-name="T5">不可變物件</text:span><text:span text:style-name="T5"><text:line-break/></text:span><text:span text:style-name="T5"> <text:s/></text:span><text:span text:style-name="T5">y = x</text:span><text:span text:style-name="T5"><text:line-break/></text:span><text:span text:style-name="T5"> </text:span><text:span text:style-name="T5">此時，</text:span><text:span text:style-name="T5">y </text:span><text:span text:style-name="T5">即為 </text:span><text:span text:style-name="T5">x </text:span><text:span text:style-name="T5">的別名。</text:span><text:span text:style-name="T5">x,y </text:span><text:span text:style-name="T5">均指到同一物件。</text:span><text:span text:style-name="T5"><text:line-break/></text:span><text:span text:style-name="T5"> <text:s/></text:span><text:span text:style-name="T5">id(x) --&gt;</text:span><text:span text:style-name="T5"><text:line-break/></text:span><text:span text:style-name="T5"> <text:s text:c="2"/>id(y) --&gt;</text:span></text:p>
              </text:list-item>
              <text:list-item>
                <text:p text:style-name="P4"><text:span text:style-name="T5"><text:s/></text:span><text:span text:style-name="T5">若物件為可變物件，情況亦同</text:span><text:span text:style-name="T5">:</text:span><text:span text:style-name="T5"><text:line-break/></text:span><text:span text:style-name="T5"> <text:s/>a = [1,2,3]</text:span><text:span text:style-name="T5"><text:line-break/></text:span><text:span text:style-name="T5"> <text:s/>b = a</text:span><text:span text:style-name="T5"><text:line-break/></text:span><text:span text:style-name="T5"> <text:s/>id(a) --&gt;</text:span><text:span text:style-name="T5"><text:line-break/></text:span><text:span text:style-name="T5"> <text:s/>id(b) --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物件的別名與複製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但二者有極大差異</text:span><text:span text:style-name="T5">:</text:span></text:p>
                <text:list>
                  <text:list-item>
                    <text:p text:style-name="P5"><text:span text:style-name="T5"><text:s/></text:span><text:span text:style-name="T5">x = 3</text:span><text:span text:style-name="T5"><text:line-break/></text:span><text:span text:style-name="T5"> y = x</text:span><text:span text:style-name="T5"><text:line-break/></text:span><text:span text:style-name="T5"> x = 4</text:span><text:span text:style-name="T5"><text:line-break/></text:span><text:span text:style-name="T5"> id(x) --&gt;</text:span><text:span text:style-name="T5"><text:line-break/></text:span><text:span text:style-name="T5"> id(y) --&gt;</text:span></text:p>
                  </text:list-item>
                  <text:list-item>
                    <text:p text:style-name="P5"><text:span text:style-name="T5"><text:s/></text:span><text:span text:style-name="T5">a = [1,2,3]</text:span><text:span text:style-name="T5"><text:line-break/></text:span><text:span text:style-name="T5"> b = a</text:span><text:span text:style-name="T5"><text:line-break/></text:span><text:span text:style-name="T5"> a[2] = 0</text:span><text:span text:style-name="T5"><text:line-break/></text:span><text:span text:style-name="T5"> b --&gt;</text:span><text:span text:style-name="T5"><text:line-break/></text:span><text:span text:style-name="T5"> id(a) --&gt;</text:span><text:span text:style-name="T5"><text:line-break/></text:span><text:span text:style-name="T5"> id(b) --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_20_1" presentation:presentation-page-layout-name="AL2T11">
        <draw:frame draw:name="標題 1" presentation:style-name="pr4" draw:text-style-name="P2" draw:layer="layout" svg:width="18.089cm" svg:height="3.174cm" svg:x="3.099cm" svg:y="0.524cm" presentation:class="title" presentation:user-transformed="true">
          <draw:text-box>
            <text:p text:style-name="P1"><text:span text:style-name="T2">物件的別名與複製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觀念驗證</text:span></text:p>
                <text:list>
                  <text:list-item>
                    <text:p text:style-name="P5"><text:span text:style-name="T5"><text:s/></text:span><text:span text:style-name="T5">28.1</text:span></text:p>
                  </text:list-item>
                  <text:list-item>
                    <text:p text:style-name="P5"><text:span text:style-name="T5"><text:s/></text:span><text:span text:style-name="T5">28.2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當可變物件作為函式的參數</text:span><text:span text:style-name="T5">:</text:span></text:p>
                <text:list>
                  <text:list-item>
                    <text:p text:style-name="P5"><text:span text:style-name="T5">型式參數</text:span><text:span text:style-name="T5">(parameter)</text:span><text:span text:style-name="T5">名稱等於是</text:span><text:span text:style-name="T5"><text:line-break/></text:span><text:span text:style-name="T5">實際參數 </text:span><text:span text:style-name="T5">(argument) </text:span><text:span text:style-name="T5">的別名。</text:span></text:p>
                  </text:list-item>
                  <text:list-item>
                    <text:p text:style-name="P5"><text:span text:style-name="T5">因此，函式內改變參數值會同時改變函式外實際參數</text:span><text:span text:style-name="T5"><text:line-break/></text:span><text:span text:style-name="T5">的值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以可變物件作為函式的參數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def fun(a):</text:span><text:span text:style-name="T5"><text:line-break/></text:span><text:span text:style-name="T5"> <text:s text:c="5"/>a.append(0)</text:span><text:span text:style-name="T5"><text:line-break/></text:span><text:span text:style-name="T5"> <text:s text:c="5"/>return</text:span></text:p>
              </text:list-item>
              <text:list-item>
                <text:p text:style-name="P4"><text:span text:style-name="T5"><text:s/></text:span><text:span text:style-name="T5">x = [1,2,3]</text:span><text:span text:style-name="T5"><text:line-break/></text:span><text:span text:style-name="T5"> fun(x)</text:span><text:span text:style-name="T5"><text:line-break/></text:span><text:span text:style-name="T5"> x --&gt;</text:span></text:p>
              </text:list-item>
              <text:list-item>
                <text:p text:style-name="P4"><text:span text:style-name="T5"><text:s/></text:span><text:span text:style-name="T5">程式 </text:span><text:span text:style-name="T5">28.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複製可變物件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如果我們不想可變物件的別名間互相干擾，</text:span><text:span text:style-name="T5"><text:line-break/></text:span><text:span text:style-name="T5"> 則必須複製一份該物件。</text:span></text:p>
              </text:list-item>
              <text:list-item>
                <text:p text:style-name="P4"><text:span text:style-name="T5"><text:s/></text:span><text:span text:style-name="T5">複製一份完全一樣的物件</text:span><text:span text:style-name="T5">:</text:span></text:p>
                <text:list>
                  <text:list-item>
                    <text:p text:style-name="P5"><text:span text:style-name="T5"><text:s/></text:span><text:span text:style-name="T5">使用建構函式</text:span><text:span text:style-name="T5"><text:line-break/></text:span><text:span text:style-name="T5"> <text:s/></text:span><text:span text:style-name="T5">alist = [1,2,3]</text:span><text:span text:style-name="T5"><text:line-break/></text:span><text:span text:style-name="T5"> <text:s text:c="2"/>blist = list(alist)</text:span><text:span text:style-name="T5"><text:line-break/></text:span><text:span text:style-name="T5"> <text:s text:c="2"/></text:span><text:span text:style-name="T5">請比較 </text:span><text:span text:style-name="T5">id(alist) </text:span><text:span text:style-name="T5">與</text:span><text:span text:style-name="T5">id(blist)</text:span></text:p>
                  </text:list-item>
                </text:list>
              </text:list-item>
            </text:list>
            <text:list text:style-name="L5">
              <text:list-item>
                <text:p text:style-name="P5"><text:span text:style-name="T5"><text:s text:c="2"/></text:span><text:span text:style-name="T5">使用</text:span><text:span text:style-name="T5">copy </text:span><text:span text:style-name="T5">函式</text:span><text:span text:style-name="T5"><text:line-break/></text:span><text:span text:style-name="T5"> <text:s text:c="2"/></text:span><text:span text:style-name="T5">alist = [1,2,3]</text:span><text:span text:style-name="T5"><text:line-break/></text:span><text:span text:style-name="T5"> <text:s text:c="3"/>blist = alist.copy()</text:span><text:span text:style-name="T5"><text:line-break/></text:span><text:span text:style-name="T5"> <text:s text:c="2"/></text:span><text:span text:style-name="T5">請比較 </text:span><text:span text:style-name="T5">id(alist) </text:span><text:span text:style-name="T5">與</text:span><text:span text:style-name="T5">id(blist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複製可變物件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複製一份牌好序的新串列</text:span><text:span text:style-name="T5">:</text:span></text:p>
                <text:list>
                  <text:list-item>
                    <text:p text:style-name="P5"><text:span text:style-name="T5"><text:s/></text:span><text:span text:style-name="T5">使用</text:span><text:span text:style-name="T5">sorted</text:span><text:span text:style-name="T5">函式</text:span><text:span text:style-name="T5"><text:line-break/></text:span><text:span text:style-name="T5"> <text:s/></text:span><text:span text:style-name="T5">alist = [1,2,3]</text:span><text:span text:style-name="T5"><text:line-break/></text:span><text:span text:style-name="T5"> <text:s text:c="2"/>blist = sorted(alist)</text:span></text:p>
                  </text:list-item>
                  <text:list-item>
                    <text:p text:style-name="P5"><text:span text:style-name="T5">注意</text:span><text:span text:style-name="T5">sorted </text:span><text:span text:style-name="T5">函式與</text:span><text:span text:style-name="T5">sort </text:span><text:span text:style-name="T5">方法不同</text:span><text:span text:style-name="T5">:</text:span></text:p>
                    <text:list>
                      <text:list-item>
                        <text:p text:style-name="P5"><text:span text:style-name="T5">sorted </text:span><text:span text:style-name="T5">函式會建立一個新的串列</text:span></text:p>
                      </text:list-item>
                      <text:list-item>
                        <text:p text:style-name="P5"><text:span text:style-name="T5">sort </text:span><text:span text:style-name="T5">方法則改變原來的串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複製可變物件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走訪可變物件來處理其中的元素</text:span></text:p>
                <text:list>
                  <text:list-item>
                    <text:p text:style-name="P5"><text:span text:style-name="T5"><text:s/></text:span><text:span text:style-name="T5">有時候我們需要根據某些條件來修改可變物件的</text:span><text:span text:style-name="T5"><text:line-break/></text:span><text:span text:style-name="T5"> <text:s/>內容。</text:span></text:p>
                  </text:list-item>
                  <text:list-item>
                    <text:p text:style-name="P5"><text:span text:style-name="T5"><text:s/></text:span><text:span text:style-name="T5">請特別小心</text:span><text:span text:style-name="T5">: </text:span><text:span text:style-name="T5">一方面走訪可變物件內容，一方面</text:span><text:span text:style-name="T5"><text:line-break/></text:span><text:span text:style-name="T5"> <text:s text:c="21"/>修改可變物件內容，會有麻煩。</text:span></text:p>
                  </text:list-item>
                  <text:list-item>
                    <text:p text:style-name="P5"><text:span text:style-name="T5"><text:s text:c="2"/></text:span><text:span text:style-name="T5">程式</text:span><text:span text:style-name="T5">28.2 <text:s text:c="3"/># python </text:span><text:span text:style-name="T5">會把關的例子</text:span><text:span text:style-name="T5"><text:line-break/></text:span><text:span text:style-name="T5"> <text:s text:c="2"/>程式</text:span><text:span text:style-name="T5">28.3 <text:s text:c="3"/># python </text:span><text:span text:style-name="T5">不會把關的例子</text:span></text:p>
                  </text:list-item>
                  <text:list-item>
                    <text:p text:style-name="P5"><text:span text:style-name="T5"><text:s text:c="2"/></text:span><text:span text:style-name="T5">程式</text:span><text:span text:style-name="T5">28.3 <text:s/></text:span><text:span text:style-name="T5">課本有錯，見下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複製可變物件</text:span></text:p>
          </draw:text-box>
        </draw:frame>
        <draw:frame draw:name="內容版面配置區 2" presentation:style-name="pr5" draw:text-style-name="P2" draw:layer="layout" svg:width="23.202cm" svg:height="13.801cm" svg:x="1.699cm" svg:y="3.924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走訪可變物件來處理其中的元素</text:span></text:p>
                <text:list>
                  <text:list-item>
                    <text:p text:style-name="P5"><text:span text:style-name="T5"><text:s/></text:span><text:span text:style-name="T5">songs = [1,1,5,4]</text:span><text:span text:style-name="T5"><text:line-break/></text:span><text:span text:style-name="T5"> for i in range(len(songs)):</text:span><text:span text:style-name="T5"><text:line-break/></text:span><text:span text:style-name="T5"> <text:s text:c="5"/>if songs[i] == <text:s/>1:</text:span><text:span text:style-name="T5"><text:line-break/></text:span><text:span text:style-name="T5"> <text:s text:c="9"/>songs.pop(i)</text:span></text:p>
                  </text:list-item>
                  <text:list-item>
                    <text:p text:style-name="P5"><text:span text:style-name="T5"><text:s/></text:span><text:span text:style-name="T5">結果還是錯。問題出在同時走訪並修改可變物件。</text:span></text:p>
                  </text:list-item>
                  <text:list-item>
                    <text:p text:style-name="P5"><text:span text:style-name="T5"><text:s/></text:span><text:span text:style-name="T5">解決之道</text:span><text:span text:style-name="T5">??</text:span></text:p>
                  </text:list-item>
                  <text:list-item>
                    <text:p text:style-name="P5"><text:span text:style-name="T5"><text:s/></text:span><text:span text:style-name="T5">程式 </text:span><text:span text:style-name="T5">28.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程式範例</text:span><text:span text:style-name="T2">:</text:span><text:span text:style-name="T2"><text:line-break/></text:span><text:span text:style-name="T2">比較文章的相似度</text:span></text:p>
          </draw:text-box>
        </draw:frame>
        <draw:frame draw:name="內容版面配置區 2" presentation:style-name="pr5" draw:text-style-name="P2" draw:layer="layout" svg:width="23.202cm" svg:height="13.801cm" svg:x="1.76cm" svg:y="5.08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讀取兩個文字檔，計算它們的相似度。</text:span></text:p>
                <text:list>
                  <text:list-item>
                    <text:p text:style-name="P5"><text:span text:style-name="T5"><text:s/></text:span><text:span text:style-name="T5">如果內容完全一樣，相似度為</text:span><text:span text:style-name="T5">1</text:span></text:p>
                  </text:list-item>
                  <text:list-item>
                    <text:p text:style-name="P5"><text:span text:style-name="T5"><text:s/></text:span><text:span text:style-name="T5">如果沒有任何相同的字，相似度為</text:span><text:span text:style-name="T5">0</text:span></text:p>
                  </text:list-item>
                </text:list>
              </text:list-item>
              <text:list-item>
                <text:p text:style-name="P5"><text:span text:style-name="T5"><text:s/></text:span><text:span text:style-name="T5">相關問題</text:span><text:span text:style-name="T5">:</text:span></text:p>
                <text:list>
                  <text:list-item>
                    <text:p text:style-name="P5"><text:span text:style-name="T5"><text:s/></text:span><text:span text:style-name="T5">標點符號與特殊符號是否納入計算</text:span><text:span text:style-name="T5">?</text:span><text:span text:style-name="T5"><text:line-break/></text:span><text:span text:style-name="T5"> (</text:span><text:span text:style-name="T5">我們不納入計算</text:span><text:span text:style-name="T5">)</text:span></text:p>
                  </text:list-item>
                  <text:list-item>
                    <text:p text:style-name="P5"><text:span text:style-name="T5"><text:s/></text:span><text:span text:style-name="T5">需要考慮單字出現的順序嗎</text:span><text:span text:style-name="T5">?</text:span></text:p>
                  </text:list-item>
                  <text:list-item>
                    <text:p text:style-name="P5"><text:span text:style-name="T5"><text:s/></text:span><text:span text:style-name="T5">(</text:span><text:span text:style-name="T5">我們不考慮順序</text:span><text:span text:style-name="T5">)</text:span></text:p>
                  </text:list-item>
                  <text:list-item>
                    <text:p text:style-name="P5"><text:span text:style-name="T5"><text:s/></text:span><text:span text:style-name="T5">如何訂定相似度的例量化標準</text:span><text:span text:style-name="T5">? (</text:span><text:span text:style-name="T5">也許有不同公式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程式範例</text:span><text:span text:style-name="T2">:</text:span><text:span text:style-name="T2"><text:line-break/></text:span><text:span text:style-name="T2">比較文章的相似度</text:span></text:p>
          </draw:text-box>
        </draw:frame>
        <draw:frame draw:name="內容版面配置區 2" presentation:style-name="pr5" draw:text-style-name="P2" draw:layer="layout" svg:width="23.202cm" svg:height="13.801cm" svg:x="1.76cm" svg:y="5.08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工作分析</text:span><text:span text:style-name="T5">:</text:span></text:p>
                <text:list>
                  <text:list-item>
                    <text:p text:style-name="P5"><text:span text:style-name="T5"><text:s/></text:span><text:span text:style-name="T5">讀取文字檔內容 </text:span><text:span text:style-name="T5">(</text:span><text:span text:style-name="T5">程式</text:span><text:span text:style-name="T5">29.1)</text:span><text:span text:style-name="T5"><text:line-break/></text:span><text:span text:style-name="T5"> python </text:span><text:span text:style-name="T5">的威力</text:span><text:span text:style-name="T5">:</text:span><text:span text:style-name="T5">一個指令將檔案內容讀進一個</text:span><text:span text:style-name="T5"><text:line-break/></text:span><text:span text:style-name="T5"> <text:s text:c="25"/>字串變數。</text:span></text:p>
                  </text:list-item>
                  <text:list-item>
                    <text:p text:style-name="P5"><text:span text:style-name="T5"><text:s/></text:span><text:span text:style-name="T5">將字串裡的非文字符號去除</text:span><text:span text:style-name="T5"><text:line-break/></text:span><text:span text:style-name="T5"> </text:span><text:span text:style-name="T5">python </text:span><text:span text:style-name="T5">的威力</text:span><text:span text:style-name="T5">: string.punctuation </text:span><text:span text:style-name="T5">是一字串，</text:span><text:span text:style-name="T5"><text:line-break/></text:span><text:span text:style-name="T5"> <text:s text:c="26"/>內含所有非文字符號。</text:span></text:p>
                  </text:list-item>
                  <text:list-item>
                    <text:p text:style-name="P5"><text:span text:style-name="T5"><text:s/></text:span><text:span text:style-name="T5">將每個單字抽出，存入串列 <text:s/></text:span><text:span text:style-name="T5">(</text:span><text:span text:style-name="T5">程式</text:span><text:span text:style-name="T5">29.2)</text:span><text:span text:style-name="T5"><text:line-break/></text:span><text:span text:style-name="T5"> python </text:span><text:span text:style-name="T5">的威力</text:span><text:span text:style-name="T5">: split() </text:span><text:span text:style-name="T5">方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程式範例</text:span><text:span text:style-name="T2">:</text:span><text:span text:style-name="T2"><text:line-break/></text:span><text:span text:style-name="T2">比較文章的相似度</text:span></text:p>
          </draw:text-box>
        </draw:frame>
        <draw:frame draw:name="內容版面配置區 2" presentation:style-name="pr5" draw:text-style-name="P2" draw:layer="layout" svg:width="23.202cm" svg:height="13.801cm" svg:x="1.76cm" svg:y="5.08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工作分析</text:span><text:span text:style-name="T5">:</text:span></text:p>
                <text:list>
                  <text:list-item>
                    <text:p text:style-name="P5"><text:span text:style-name="T5"><text:s/></text:span><text:span text:style-name="T5">計算每個單字出現的次數 <text:s/></text:span><text:span text:style-name="T5">(</text:span><text:span text:style-name="T5">程式</text:span><text:span text:style-name="T5">29.3)</text:span><text:span text:style-name="T5"><text:line-break/></text:span><text:span text:style-name="T5"> python </text:span><text:span text:style-name="T5">的威力</text:span><text:span text:style-name="T5">: </text:span><text:span text:style-name="T5">字典可以儲存單字及其出現</text:span><text:span text:style-name="T5"><text:line-break/></text:span><text:span text:style-name="T5"> <text:s text:c="26"/>的次數。</text:span></text:p>
                  </text:list-item>
                  <text:list-item>
                    <text:p text:style-name="P5"><text:span text:style-name="T5"><text:s/></text:span><text:span text:style-name="T5">計算兩檔案的相似度 </text:span><text:span text:style-name="T5">(</text:span><text:span text:style-name="T5">程式 </text:span><text:span text:style-name="T5">29.4)</text:span><text:span text:style-name="T5"><text:line-break/></text:span><text:span text:style-name="T5"> </text:span><text:span text:style-name="T5">運用兩個迴圈</text:span><text:span text:style-name="T5">:</text:span></text:p>
                    <text:list>
                      <text:list-item>
                        <text:p text:style-name="P5"><text:span text:style-name="T5"><text:s/></text:span><text:span text:style-name="T5">走訪 </text:span><text:span text:style-name="T5">dict1</text:span><text:span text:style-name="T5">，檢查每字是否出現在 </text:span><text:span text:style-name="T5">dict2 </text:span><text:span text:style-name="T5">中，</text:span><text:span text:style-name="T5"><text:line-break/></text:span><text:span text:style-name="T5"> <text:s/></text:span><text:span text:style-name="T5">yes </text:span><text:span text:style-name="T5">，差異 </text:span><text:span text:style-name="T5">= |n1 – n2|</text:span><text:span text:style-name="T5"><text:line-break/></text:span><text:span text:style-name="T5"> <text:s/>no, <text:s text:c="4"/></text:span><text:span text:style-name="T5">差異 </text:span><text:span text:style-name="T5">= n1</text:span></text:p>
                      </text:list-item>
                      <text:list-item>
                        <text:p text:style-name="P5"><text:span text:style-name="T5"><text:s/></text:span><text:span text:style-name="T5">走訪 </text:span><text:span text:style-name="T5">dict2</text:span><text:span text:style-name="T5">，指須看不在 </text:span><text:span text:style-name="T5">dict1 </text:span><text:span text:style-name="T5">中的字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_20_1" presentation:presentation-page-layout-name="AL2T11">
        <draw:frame draw:name="標題 1" presentation:style-name="pr4" draw:text-style-name="P2" draw:layer="layout" svg:width="20.901cm" svg:height="3.174cm" svg:x="3.099cm" svg:y="0.524cm" presentation:class="title" presentation:user-transformed="true">
          <draw:text-box>
            <text:p text:style-name="P1"><text:span text:style-name="T2">作頁</text:span></text:p>
          </draw:text-box>
        </draw:frame>
        <draw:frame draw:name="內容版面配置區 2" presentation:style-name="pr5" draw:text-style-name="P2" draw:layer="layout" svg:width="23.202cm" svg:height="13.801cm" svg:x="1.76cm" svg:y="5.08cm" presentation:class="outline" presentation:user-transformed="true">
          <draw:text-box>
            <text:list text:style-name="L2">
              <text:list-item>
                <text:p text:style-name="P4"><text:span text:style-name="T5"><text:s/></text:span><text:span text:style-name="T5">讀進一文字檔，將檔案中的單字依照出現的次數</text:span><text:span text:style-name="T5"><text:line-break/></text:span><text:span text:style-name="T5"> 由高到低印出來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ellipsoid" draw:cx="50%" draw:cy="50%" draw:start-color="#b4dcfa" draw:end-color="#ffffff" draw:start-intensity="100%" draw:end-intensity="100%" draw:angle="900" draw:border="0%"/>
    <draw:gradient draw:name="Gradient_20_8" draw:display-name="Gradient 8" draw:style="linear" draw:start-color="#ffffff" draw:end-color="#ffffff" draw:start-intensity="100%" draw:end-intensity="100%" draw:angle="0" draw:border="0%"/>
    <draw:gradient draw:name="Gradient_20_9" draw:display-name="Gradient 9" draw:style="ellipsoid" draw:cx="50%" draw:cy="50%" draw:start-color="#ffffff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gradient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Mang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gradient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404040" style:text-outline="false" style:text-line-through-style="none" fo:font-family="'Trebuchet MS'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Mang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Trebuchet MS'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Mang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55cm" fo:margin-bottom="0.106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.106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27cm" fo:margin-bottom="0.106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12cm" fo:margin-bottom="0.106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098cm" fo:margin-bottom="0.106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style:text-line-through-style="none" fo:font-family="'Trebuchet M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MT4" style:family="text">
      <style:text-properties style:text-line-through-style="none" fo:font-family="'Trebuchet MS'" fo:font-size="46pt" fo:letter-spacing="normal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MT5" style:family="text">
      <style:text-properties fo:color="#404040" style:text-line-through-style="none" fo:font-family="'Trebuchet MS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404040" style:text-line-through-style="none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404040" style:text-line-through-style="none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404040" style:text-line-through-style="none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404040" style:text-line-through-style="none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*">
        <style:list-level-properties text:space-before="0.509cm" text:min-label-width="1.269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*">
        <style:list-level-properties text:space-before="0.001cm" text:min-label-width="0.888cm"/>
        <style:text-properties fo:font-family="Georgia" style:font-family-generic="roman" fo:color="#c3260c" fo:font-size="12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*">
        <style:list-level-properties text:space-before="0.128cm" text:min-label-width="0.507cm"/>
        <style:text-properties fo:font-family="Georgia" style:font-family-generic="roman" fo:color="#c3260c" fo:font-size="130%"/>
      </text:list-level-style-bullet>
      <text:list-level-style-bullet text:level="2" text:bullet-char="*">
        <style:list-level-properties text:space-before="1.017cm" text:min-label-width="0.507cm"/>
        <style:text-properties fo:font-family="Georgia" style:font-family-generic="roman" fo:color="#c3260c" fo:font-size="130%"/>
      </text:list-level-style-bullet>
      <text:list-level-style-bullet text:level="3" text:bullet-char="*">
        <style:list-level-properties text:space-before="1.779cm" text:min-label-width="0.507cm"/>
        <style:text-properties fo:font-family="Georgia" style:font-family-generic="roman" fo:color="#c3260c" fo:font-size="130%"/>
      </text:list-level-style-bullet>
      <text:list-level-style-bullet text:level="4" text:bullet-char="*">
        <style:list-level-properties text:space-before="2.541cm" text:min-label-width="0.507cm"/>
        <style:text-properties fo:font-family="Georgia" style:font-family-generic="roman" fo:color="#c3260c" fo:font-size="130%"/>
      </text:list-level-style-bullet>
      <text:list-level-style-bullet text:level="5" text:bullet-char="*">
        <style:list-level-properties text:space-before="3.354cm" text:min-label-width="0.507cm"/>
        <style:text-properties fo:font-family="Georgia" style:font-family-generic="roman" fo:color="#c3260c" fo:font-size="13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name="Rectangle 10" draw:style-name="Mgr3" draw:text-style-name="MP3" draw:layer="backgroundobjects" svg:width="25.399cm" svg:height="8.308cm" svg:x="0cm" svg:y="10.741cm">
        <text:p/>
        <draw:enhanced-geometry svg:viewBox="0 0 21600 21600" draw:type="rectangle" draw:enhanced-path="M 0 0 L 21600 0 21600 21600 0 21600 0 0 Z N"/>
      </draw:custom-shape>
      <draw:custom-shape draw:name="Rectangle 11" draw:style-name="Mgr3" draw:text-style-name="MP3" draw:layer="backgroundobjects" svg:width="25.399cm" svg:height="10.74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4" draw:text-style-name="MP3" draw:layer="backgroundobjects" svg:width="25.399cm" svg:height="6.349cm" svg:x="0cm" svg:y="7.368cm">
        <text:p/>
        <draw:enhanced-geometry svg:viewBox="0 0 21600 21600" draw:type="rectangle" draw:enhanced-path="M 0 0 L 21600 0 21600 21600 0 21600 0 0 Z N"/>
      </draw:custom-shape>
      <draw:custom-shape draw:name="Oval 13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1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9-08-03">8/3/19</text:date></text:span></text:p>
        </draw:text-box>
      </draw:frame>
      <draw:frame draw:name="Footer Placeholder 4" presentation:style-name="Mpr1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1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編號&gt;</text:page-number></text:span></text:p>
        </draw:text-box>
      </draw:frame>
      <draw:frame draw:name="Title 1" presentation:style-name="Mpr2" draw:text-style-name="MP3" draw:layer="backgroundobjects" svg:width="19.931cm" svg:height="4.98cm" svg:x="2.271cm" svg:y="8.701cm" presentation:class="title" presentation:user-transformed="true">
        <draw:text-box>
          <text:list text:style-name="ML3">
            <text:list-item>
              <text:p text:style-name="MP8"><text:span text:style-name="MT3">請按一下滑鼠，編輯標題文的格式。按一下以編輯母片標題樣式</text:span></text:p>
            </text:list-item>
          </text:list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custom-shape draw:name="Rectangle 6" draw:style-name="Mgr3" draw:text-style-name="MP3" draw:layer="backgroundobjects" svg:width="25.399cm" svg:height="4.867cm" svg:x="0cm" svg:y="14.182cm">
        <text:p/>
        <draw:enhanced-geometry svg:viewBox="0 0 21600 21600" draw:type="rectangle" draw:enhanced-path="M 0 0 L 21600 0 21600 21600 0 21600 0 0 Z N"/>
      </draw:custom-shape>
      <draw:custom-shape draw:name="Rectangle 7" draw:style-name="Mgr3" draw:text-style-name="MP3" draw:layer="backgroundobjects" svg:width="25.399cm" svg:height="14.181cm" svg:x="0cm" svg:y="0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5.399cm" svg:height="6.349cm" svg:x="0cm" svg:y="10.468cm">
        <text:p/>
        <draw:enhanced-geometry svg:viewBox="0 0 21600 21600" draw:type="rectangle" draw:enhanced-path="M 0 0 L 21600 0 21600 21600 0 21600 0 0 Z N"/>
      </draw:custom-shape>
      <draw:custom-shape draw:name="Oval 9" draw:style-name="Mgr5" draw:text-style-name="MP3" draw:layer="backgroundobjects" svg:width="25.399cm" svg:height="14.181cm" svg:x="0cm" svg:y="4.44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name="Date Placeholder 3" presentation:style-name="Mpr5" draw:text-style-name="MP5" draw:layer="backgroundobjects" svg:width="6.984cm" svg:height="1.013cm" svg:x="17.145cm" svg:y="17.145cm" presentation:class="date-time" presentation:user-transformed="true">
        <draw:text-box>
          <text:p text:style-name="MP4"><text:span text:style-name="MT2"><text:date style:data-style-name="D1" text:date-value="2019-08-03">8/3/19</text:date></text:span></text:p>
        </draw:text-box>
      </draw:frame>
      <draw:frame draw:name="Footer Placeholder 4" presentation:style-name="Mpr5" draw:text-style-name="MP6" draw:layer="backgroundobjects" svg:width="9.312cm" svg:height="1.013cm" svg:x="1.27cm" svg:y="17.145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5.079cm" svg:height="1.013cm" svg:x="10.583cm" svg:y="17.145cm" presentation:class="page-number" presentation:user-transformed="true">
        <draw:text-box>
          <text:p text:style-name="MP4"><text:span text:style-name="MT2"><text:page-number>&lt;編號&gt;</text:page-number></text:span></text:p>
        </draw:text-box>
      </draw:frame>
      <draw:frame draw:name="Title 7" presentation:style-name="Mpr6" draw:text-style-name="MP3" draw:layer="backgroundobjects" svg:width="18.089cm" svg:height="3.174cm" svg:x="4.981cm" svg:y="12.145cm" presentation:class="title" presentation:user-transformed="true">
        <draw:text-box>
          <text:list text:style-name="ML4">
            <text:list-item>
              <text:p text:style-name="MP8"><text:span text:style-name="MT4">請按一下滑鼠，編輯標題文的格式。按一下以編輯母片標題樣式</text:span></text:p>
            </text:list-item>
          </text:list>
        </draw:text-box>
      </draw:frame>
      <draw:frame draw:name="Content Placeholder 9" presentation:style-name="Mpr7" draw:text-style-name="MP3" draw:layer="backgroundobjects" svg:width="17.779cm" svg:height="9.651cm" svg:x="3.175cm" svg:y="2.032cm" presentation:class="outline" presentation:user-transformed="true">
        <draw:text-box>
          <text:list text:style-name="ML5">
            <text:list-item>
              <text:p><text:span text:style-name="MT5">請按滑鼠，編輯大綱文字格式。</text:span></text:p>
              <text:list>
                <text:list-item>
                  <text:p><text:span text:style-name="MT5">第二個大綱層次</text:span></text:p>
                  <text:list>
                    <text:list-item>
                      <text:p><text:span text:style-name="MT5">第三個大綱層次</text:span></text:p>
                      <text:list>
                        <text:list-item>
                          <text:p><text:span text:style-name="MT5">第四個大綱層次</text:span></text:p>
                          <text:list>
                            <text:list-item>
                              <text:p><text:span text:style-name="MT5">第五個大綱層次</text:span></text:p>
                              <text:list>
                                <text:list-item>
                                  <text:p><text:span text:style-name="MT5">第六個大綱層次</text:span></text:p>
                                  <text:list>
                                    <text:list-item>
                                      <text:p><text:span text:style-name="MT5">第七個大綱層次</text:span></text:p>
                                      <text:list>
                                        <text:list-item>
                                          <text:p><text:span text:style-name="MT5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5">第九個大綱層次按一下以編輯母片文字樣式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6">第二層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7">第三層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8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8-03T20:54:00.24</dc:date>
    <dc:creator>michael lyuee</dc:creator>
    <meta:generator>OpenOffice/4.1.5$Win32 OpenOffice.org_project/415m1$Build-9789</meta:generator>
    <meta:editing-duration>PT6H50M55S</meta:editing-duration>
    <meta:editing-cycles>16</meta:editing-cycles>
    <meta:document-statistic meta:object-count="188"/>
  </office:meta>
</office:document-meta>
</file>